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ech Events" table:style-name="ta1">
        <table:table-row>
          <table:table-cell office:value-type="string">
            <text:p>title</text:p>
          </table:table-cell>
          <table:table-cell office:value-type="string">
            <text:p>event_date</text:p>
          </table:table-cell>
          <table:table-cell office:value-type="string">
            <text:p>venue</text:p>
          </table:table-cell>
          <table:table-cell office:value-type="string">
            <text:p>city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AI Summit 2024</text:p>
          </table:table-cell>
          <table:table-cell office:value-type="string">
            <text:p>2024-03-15</text:p>
          </table:table-cell>
          <table:table-cell office:value-type="string">
            <text:p>Convention Center</text:p>
          </table:table-cell>
          <table:table-cell office:value-type="string">
            <text:p>San Francisco</text:p>
          </table:table-cell>
          <table:table-cell office:value-type="string">
            <text:p>Annual AI conference</text:p>
          </table:table-cell>
        </table:table-row>
        <table:table-row>
          <table:table-cell office:value-type="string">
            <text:p>Cloud Expo</text:p>
          </table:table-cell>
          <table:table-cell office:value-type="string">
            <text:p>2024-04-20</text:p>
          </table:table-cell>
          <table:table-cell office:value-type="string">
            <text:p>Tech Hub</text:p>
          </table:table-cell>
          <table:table-cell office:value-type="string">
            <text:p>Seattle</text:p>
          </table:table-cell>
          <table:table-cell office:value-type="string">
            <text:p>Cloud computing exhibition</text:p>
          </table:table-cell>
        </table:table-row>
        <table:table-row>
          <table:table-cell office:value-type="string">
            <text:p>DevCon</text:p>
          </table:table-cell>
          <table:table-cell office:value-type="string">
            <text:p>2024-05-10</text:p>
          </table:table-cell>
          <table:table-cell office:value-type="string">
            <text:p>Downtown Arena</text:p>
          </table:table-cell>
          <table:table-cell office:value-type="string">
            <text:p>Austin</text:p>
          </table:table-cell>
          <table:table-cell office:value-type="string">
            <text:p>Developer conference</text:p>
          </table:table-cell>
        </table:table-row>
      </table:table>
      <table:table table:name="Art Exhibitions" table:style-name="ta1">
        <table:table-row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location</text:p>
          </table:table-cell>
          <table:table-cell office:value-type="string">
            <text:p>details</text:p>
          </table:table-cell>
          <table:table-cell office:value-type="string">
            <text:p>category</text:p>
          </table:table-cell>
        </table:table-row>
        <table:table-row>
          <table:table-cell office:value-type="string">
            <text:p>Modern Masters</text:p>
          </table:table-cell>
          <table:table-cell office:value-type="string">
            <text:p>2024-03-01</text:p>
          </table:table-cell>
          <table:table-cell office:value-type="string">
            <text:p>City Gallery</text:p>
          </table:table-cell>
          <table:table-cell office:value-type="string">
            <text:p>Contemporary art showcase</text:p>
          </table:table-cell>
          <table:table-cell office:value-type="string">
            <text:p>Modern</text:p>
          </table:table-cell>
        </table:table-row>
        <table:table-row>
          <table:table-cell office:value-type="string">
            <text:p>Street Art Festival</text:p>
          </table:table-cell>
          <table:table-cell office:value-type="string">
            <text:p>2024-03-22</text:p>
          </table:table-cell>
          <table:table-cell office:value-type="string">
            <text:p>Downtown District</text:p>
          </table:table-cell>
          <table:table-cell office:value-type="string">
            <text:p>Urban art celebration</text:p>
          </table:table-cell>
          <table:table-cell office:value-type="string">
            <text:p>Street</text:p>
          </table:table-cell>
        </table:table-row>
        <table:table-row>
          <table:table-cell office:value-type="string">
            <text:p>Photography Week</text:p>
          </table:table-cell>
          <table:table-cell office:value-type="string">
            <text:p>2024-04-05</text:p>
          </table:table-cell>
          <table:table-cell office:value-type="string">
            <text:p>Photo Museum</text:p>
          </table:table-cell>
          <table:table-cell office:value-type="string">
            <text:p>World photography exhibition</text:p>
          </table:table-cell>
          <table:table-cell office:value-type="string">
            <text:p>Photography</text:p>
          </table:table-cell>
        </table:table-row>
        <table:table-row>
          <table:table-cell office:value-type="string">
            <text:p>Sculpture Garden</text:p>
          </table:table-cell>
          <table:table-cell office:value-type="string">
            <text:p>2024-04-18</text:p>
          </table:table-cell>
          <table:table-cell office:value-type="string">
            <text:p>Central Park</text:p>
          </table:table-cell>
          <table:table-cell office:value-type="string">
            <text:p>Outdoor sculpture display</text:p>
          </table:table-cell>
          <table:table-cell office:value-type="string">
            <text:p>Sculpture</text:p>
          </table:table-cell>
        </table:table-row>
      </table:table>
      <table:table table:name="Sports Events" table:style-name="ta1">
        <table:table-row>
          <table:table-cell office:value-type="string">
            <text:p>event_name</text:p>
          </table:table-cell>
          <table:table-cell office:value-type="string">
            <text:p>start_date</text:p>
          </table:table-cell>
          <table:table-cell office:value-type="string">
            <text:p>address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Marathon 2024</text:p>
          </table:table-cell>
          <table:table-cell office:value-type="string">
            <text:p>2024-04-01</text:p>
          </table:table-cell>
          <table:table-cell office:value-type="string">
            <text:p>123 Main St</text:p>
          </table:table-cell>
          <table:table-cell office:value-type="string">
            <text:p>40.7128</text:p>
          </table:table-cell>
          <table:table-cell office:value-type="string">
            <text:p>-74.0060</text:p>
          </table:table-cell>
          <table:table-cell office:value-type="string">
            <text:p>Annual city marathon</text:p>
          </table:table-cell>
        </table:table-row>
        <table:table-row>
          <table:table-cell office:value-type="string">
            <text:p>Tennis Open</text:p>
          </table:table-cell>
          <table:table-cell office:value-type="string">
            <text:p>2024-05-15</text:p>
          </table:table-cell>
          <table:table-cell office:value-type="string">
            <text:p>456 Sports Ave</text:p>
          </table:table-cell>
          <table:table-cell office:value-type="string">
            <text:p>34.0522</text:p>
          </table:table-cell>
          <table:table-cell office:value-type="string">
            <text:p>-118.2437</text:p>
          </table:table-cell>
          <table:table-cell office:value-type="string">
            <text:p>Regional tennis tourna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3</meta:generator>
  </office:meta>
</office:document-meta>
</file>